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ffe" officeooo:paragraph-rsid="000ecf3d"/>
    </style:style>
    <style:style style:name="P2" style:family="paragraph" style:parent-style-name="Standard">
      <style:text-properties officeooo:rsid="00083138" officeooo:paragraph-rsid="000ecf3d"/>
    </style:style>
    <style:style style:name="P3" style:family="paragraph" style:parent-style-name="Standard">
      <style:text-properties officeooo:rsid="000ecf3d" officeooo:paragraph-rsid="000ecf3d"/>
    </style:style>
    <style:style style:name="P4" style:family="paragraph" style:parent-style-name="Standard">
      <style:text-properties officeooo:rsid="000ecf3d" officeooo:paragraph-rsid="000fc846"/>
    </style:style>
    <style:style style:name="P5" style:family="paragraph" style:parent-style-name="Standard">
      <style:text-properties officeooo:rsid="000ecf3d" officeooo:paragraph-rsid="000ecf3d"/>
    </style:style>
    <style:style style:name="P6" style:family="paragraph" style:parent-style-name="Standard">
      <style:text-properties officeooo:rsid="001261f8" officeooo:paragraph-rsid="001261f8"/>
    </style:style>
    <style:style style:name="T1" style:family="text">
      <style:text-properties officeooo:rsid="000ecf3d"/>
    </style:style>
    <style:style style:name="T2" style:family="text">
      <style:text-properties officeooo:rsid="000fc846"/>
    </style:style>
    <style:style style:name="T3" style:family="text">
      <style:text-properties officeooo:rsid="001280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384</text:p>
      <text:p text:style-name="P1">Assignment <text:span text:style-name="T1">2</text:span></text:p>
      <text:p text:style-name="P1"/>
      <text:p text:style-name="P2">Rui Peng</text:p>
      <text:p text:style-name="P2">1002003477</text:p>
      <text:p text:style-name="P2">c5pengru</text:p>
      <text:p text:style-name="P1"/>
      <text:p text:style-name="P3"/>
      <text:p text:style-name="P1">Q1.</text:p>
      <text:p text:style-name="P3">Yes, Model 2 is more effective in pruning the variable domains.</text:p>
      <text:p text:style-name="P3"/>
      <text:p text:style-name="P3">Q2.</text:p>
      <text:p text:style-name="P3">Model 1: </text:p>
      <text:p text:style-name="P4">972 = 9 * (9 * 8 / 2) * 3 <text:s text:c="2"/>--- <text:span text:style-name="T2">if we treat V11, V12 in row, sub square as two constraints</text:span></text:p>
      <text:p text:style-name="P4">or</text:p>
      <text:p text:style-name="P4">810 <text:span text:style-name="T2">= 9 * (9 * 8 / 2) * 2 + 9 * (9 * 4 / 2) <text:s text:c="2"/>--- if we treat V11, V12 in row, sub square as one constraint</text:span></text:p>
      <text:p text:style-name="P3">Model 2: </text:p>
      <text:p text:style-name="P3">27 = 9 * 3</text:p>
      <text:p text:style-name="P3"/>
      <text:p text:style-name="P3">Q3.</text:p>
      <text:p text:style-name="P3">Model 1: </text:p>
      <text:p text:style-name="P3">72 = 9 * 8</text:p>
      <text:p text:style-name="P3">Model 2: </text:p>
      <text:p text:style-name="P3">362880 = 9!</text:p>
      <text:p text:style-name="P3"/>
      <text:p text:style-name="P3">Q4.</text:p>
      <text:p text:style-name="P3">Model 1: </text:p>
      <text:p text:style-name="P3">559872 = 972 * 72 * 4 * 2</text:p>
      <text:p text:style-name="P6">or</text:p>
      <text:p text:style-name="P6">46656<text:span text:style-name="T3">0</text:span> = 810 * 72 * 4 * 2</text:p>
      <text:p text:style-name="P3">Model 2: </text:p>
      <text:p text:style-name="P3">352719360 = 27 * 362880 * 4 * 9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6:06:36.281347275</meta:creation-date>
    <dc:date>2015-03-12T19:34:11.703963374</dc:date>
    <meta:editing-duration>PT15M39S</meta:editing-duration>
    <meta:editing-cycles>5</meta:editing-cycles>
    <meta:generator>LibreOffice/4.2.3.3$Linux_X86_64 LibreOffice_project/420m0$Build-3</meta:generator>
    <meta:document-statistic meta:table-count="0" meta:image-count="0" meta:object-count="0" meta:page-count="1" meta:paragraph-count="26" meta:word-count="132" meta:character-count="486" meta:non-whitespace-character-count="370"/>
  </office:meta>
</office:document-meta>
</file>